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rebuchet MS" svg:font-family="'Trebuchet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letter-spacing="normal" fo:font-style="normal" fo:font-weight="normal" officeooo:paragraph-rsid="000c169e"/>
    </style:style>
    <style:style style:name="P2" style:family="paragraph" style:parent-style-name="Standard">
      <style:text-properties fo:color="#009999" style:font-name="Arial" officeooo:rsid="000af949" officeooo:paragraph-rsid="000af949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af949" officeooo:paragraph-rsid="000af94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1d6c92" officeooo:paragraph-rsid="001d6c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d6c92" officeooo:paragraph-rsid="001d6c92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officeooo:rsid="000af949" officeooo:paragraph-rsid="000af949"/>
    </style:style>
    <style:style style:name="P7" style:family="paragraph" style:parent-style-name="Standard">
      <style:text-properties style:font-name="Arial" fo:font-weight="bold" officeooo:rsid="000af949" officeooo:paragraph-rsid="000af949" style:font-weight-asian="bold" style:font-weight-complex="bold"/>
    </style:style>
    <style:style style:name="P8" style:family="paragraph" style:parent-style-name="Standard">
      <style:text-properties style:font-name="Arial" fo:font-weight="bold" officeooo:rsid="0011bc63" officeooo:paragraph-rsid="0011bc63" style:font-weight-asian="bold" style:font-weight-complex="bold"/>
    </style:style>
    <style:style style:name="P9" style:family="paragraph" style:parent-style-name="Standard">
      <style:text-properties style:font-name="Arial" fo:font-weight="bold" officeooo:rsid="0011bc63" officeooo:paragraph-rsid="0017be75" style:font-weight-asian="bold" style:font-weight-complex="bold"/>
    </style:style>
    <style:style style:name="P10" style:family="paragraph" style:parent-style-name="Standard">
      <style:text-properties style:font-name="Arial" fo:font-weight="bold" officeooo:rsid="0017ef35" officeooo:paragraph-rsid="0017ef3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1d6c92" officeooo:paragraph-rsid="001d6c92" style:font-weight-asian="bold" style:font-weight-complex="bold"/>
    </style:style>
    <style:style style:name="P12" style:family="paragraph" style:parent-style-name="Standard">
      <style:text-properties style:font-name="Arial" officeooo:paragraph-rsid="000af949"/>
    </style:style>
    <style:style style:name="P13" style:family="paragraph" style:parent-style-name="Standard">
      <style:text-properties style:font-name="Arial" officeooo:rsid="000e5a68" officeooo:paragraph-rsid="000e5a68"/>
    </style:style>
    <style:style style:name="P14" style:family="paragraph" style:parent-style-name="Standard">
      <style:text-properties style:font-name="Arial" officeooo:rsid="000fd3f0" officeooo:paragraph-rsid="000fd3f0"/>
    </style:style>
    <style:style style:name="P15" style:family="paragraph" style:parent-style-name="Standard">
      <style:text-properties style:font-name="Arial" officeooo:rsid="0012be8b" officeooo:paragraph-rsid="0012be8b"/>
    </style:style>
    <style:style style:name="P16" style:family="paragraph" style:parent-style-name="Standard">
      <style:text-properties style:font-name="Arial" officeooo:rsid="0011bc63" officeooo:paragraph-rsid="0011bc63"/>
    </style:style>
    <style:style style:name="P17" style:family="paragraph" style:parent-style-name="Standard">
      <style:text-properties style:font-name="Arial" fo:font-weight="normal" officeooo:rsid="0011bc63" officeooo:paragraph-rsid="0011bc63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175e9d" officeooo:paragraph-rsid="00175e9d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6a59f" officeooo:paragraph-rsid="0016a59f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7be75" officeooo:paragraph-rsid="0017be75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7be75" officeooo:paragraph-rsid="00198ebc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198ebc" officeooo:paragraph-rsid="00198ebc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1b0020" officeooo:paragraph-rsid="001b0020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7ef35" officeooo:paragraph-rsid="0017ef3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weight="normal" officeooo:rsid="001d6c92" officeooo:paragraph-rsid="001d6c92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Arial" officeooo:rsid="000af949" officeooo:paragraph-rsid="000af949"/>
    </style:style>
    <style:style style:name="P2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officeooo:rsid="000af949" officeooo:paragraph-rsid="000af949"/>
    </style:style>
    <style:style style:name="P28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Arial" officeooo:rsid="000af949" officeooo:paragraph-rsid="000af949"/>
    </style:style>
    <style:style style:name="P2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Arial" fo:font-weight="normal" officeooo:rsid="001b0020" officeooo:paragraph-rsid="001b0020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Arial" fo:font-weight="normal" officeooo:rsid="001b0020" officeooo:paragraph-rsid="001b0020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weight="normal" officeooo:rsid="00198ebc" officeooo:paragraph-rsid="00198eb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weight="normal" officeooo:rsid="001c0b39" officeooo:paragraph-rsid="001c0b39" style:font-weight-asian="normal" style:font-weight-complex="normal"/>
    </style:style>
    <style:style style:name="P33" style:family="paragraph" style:parent-style-name="Preformatted_20_Text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color="#000000" style:font-name="Arial" fo:letter-spacing="normal" fo:font-style="normal" fo:font-weight="normal"/>
    </style:style>
    <style:style style:name="P34" style:family="paragraph" style:parent-style-name="Preformatted_20_Text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35" style:family="paragraph" style:parent-style-name="Preformatted_20_Text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officeooo:paragraph-rsid="000c169e" style:font-size-asian="9pt" style:font-size-complex="9pt"/>
    </style:style>
    <style:style style:name="P36" style:family="paragraph" style:parent-style-name="Preformatted_20_Text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officeooo:rsid="000dc4e1" officeooo:paragraph-rsid="000dc4e1" style:font-size-asian="9pt" style:font-size-complex="9pt"/>
    </style:style>
    <style:style style:name="P37" style:family="paragraph" style:parent-style-name="Preformatted_20_Text">
      <loext:graphic-properties draw:fill="none"/>
      <style:paragraph-properties fo:margin-left="0.499cm" fo:margin-right="0cm" fo:orphans="2" fo:widows="2" fo:text-indent="0cm" style:auto-text-indent="false" fo:background-color="transparent"/>
      <style:text-properties style:font-name="Arial" fo:font-size="9pt" style:font-size-asian="9pt" style:font-size-complex="9pt"/>
    </style:style>
    <style:style style:name="P38" style:family="paragraph" style:parent-style-name="Preformatted_20_Text">
      <loext:graphic-properties draw:fill="none"/>
      <style:paragraph-properties fo:margin-left="0.499cm" fo:margin-right="0cm" fo:margin-top="0cm" fo:margin-bottom="0.499cm" loext:contextual-spacing="false" fo:orphans="2" fo:widows="2" fo:text-indent="0cm" style:auto-text-indent="false" fo:background-color="transparent"/>
      <style:text-properties fo:font-variant="normal" fo:text-transform="none" fo:color="#000000" style:font-name="Arial" fo:letter-spacing="normal" fo:font-style="normal" fo:font-weight="normal"/>
    </style:style>
    <style:style style:name="P39" style:family="paragraph" style:parent-style-name="Preformatted_20_Text">
      <loext:graphic-properties draw:fill="none"/>
      <style:paragraph-properties fo:margin-left="0.499cm" fo:margin-right="0cm" fo:margin-top="0cm" fo:margin-bottom="0.097cm" loext:contextual-spacing="false" fo:orphans="2" fo:widows="2" fo:text-indent="0cm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officeooo:paragraph-rsid="000c169e" style:font-size-asian="9pt" style:font-size-complex="9pt"/>
    </style:style>
    <style:style style:name="P40" style:family="paragraph" style:parent-style-name="Preformatted_20_Text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variant="normal" fo:text-transform="none" fo:color="#000000" style:font-name="Arial" fo:letter-spacing="normal" fo:font-style="normal" fo:font-weight="normal" officeooo:rsid="000af949" officeooo:paragraph-rsid="000af949"/>
    </style:style>
    <style:style style:name="P41" style:family="paragraph" style:parent-style-name="Preformatted_20_Text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/>
      <style:text-properties fo:font-variant="normal" fo:text-transform="none" fo:color="#000000" style:font-name="Arial" fo:letter-spacing="normal" fo:font-style="normal" fo:font-weight="normal"/>
    </style:style>
    <style:style style:name="P42" style:family="paragraph" style:parent-style-name="Preformatted_20_Text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43" style:family="paragraph" style:parent-style-name="Preformatted_20_Text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/>
      <style:text-properties fo:font-variant="normal" fo:text-transform="none" fo:color="#000000" style:font-name="Arial" fo:font-size="9pt" fo:letter-spacing="normal" fo:font-style="normal" fo:font-weight="normal" officeooo:paragraph-rsid="000c169e" style:font-size-asian="9pt" style:font-size-complex="9pt"/>
    </style:style>
    <style:style style:name="P44" style:family="paragraph" style:parent-style-name="Preformatted_20_Text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/>
      <style:text-properties fo:font-variant="normal" fo:text-transform="none" fo:color="#000000" style:font-name="Arial" fo:font-size="9pt" fo:letter-spacing="normal" fo:font-style="normal" fo:font-weight="normal" officeooo:paragraph-rsid="000c169e" style:font-size-asian="9pt" style:font-size-complex="9pt"/>
    </style:style>
    <style:style style:name="P45" style:family="paragraph" style:parent-style-name="Preformatted_20_Text">
      <loext:graphic-properties draw:fill="none"/>
      <style:paragraph-properties fo:margin-left="1.101cm" fo:margin-right="0cm" fo:margin-top="0cm" fo:margin-bottom="0.097cm" loext:contextual-spacing="false" fo:orphans="2" fo:widows="2" fo:text-indent="0cm" style:auto-text-indent="false" fo:background-color="transparent"/>
      <style:text-properties fo:font-variant="normal" fo:text-transform="none" fo:color="#000000" style:font-name="Arial" fo:font-size="9pt" fo:letter-spacing="normal" fo:font-style="normal" fo:font-weight="normal" officeooo:rsid="000c169e" officeooo:paragraph-rsid="000c169e" style:font-size-asian="9pt" style:font-size-complex="9pt"/>
    </style:style>
    <style:style style:name="P46" style:family="paragraph" style:parent-style-name="Preformatted_20_Text">
      <style:text-properties fo:font-variant="normal" fo:text-transform="none" fo:color="#000000" style:font-name="Arial" fo:font-size="9pt" fo:letter-spacing="normal" fo:font-style="normal" fo:font-weight="normal" officeooo:rsid="000af949" officeooo:paragraph-rsid="000af949"/>
    </style:style>
    <style:style style:name="P47" style:family="paragraph" style:parent-style-name="Preformatted_20_Text">
      <loext:graphic-properties draw:fill="solid" draw:fill-color="#f9f9f9" draw:opacity="100%"/>
      <style:paragraph-properties fo:orphans="2" fo:widows="2" fo:background-color="#f9f9f9" fo:padding="0.049cm" fo:border="0.06pt solid #dddddd"/>
      <style:text-properties fo:font-variant="normal" fo:text-transform="none" fo:color="#000000" style:font-name="Arial" fo:letter-spacing="normal"/>
    </style:style>
    <style:style style:name="P48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orphans="2" fo:widows="2" fo:background-color="#f9f9f9" fo:padding="0.049cm" fo:border="0.06pt solid #dddddd"/>
      <style:text-properties fo:font-variant="normal" fo:text-transform="none" fo:color="#000000" style:font-name="Arial" fo:letter-spacing="normal"/>
    </style:style>
    <style:style style:name="T1" style:family="text">
      <style:text-properties officeooo:rsid="000af949"/>
    </style:style>
    <style:style style:name="T2" style:family="text">
      <style:text-properties style:font-name="monospace" fo:font-size="9pt" fo:font-style="normal" fo:font-weight="normal"/>
    </style:style>
    <style:style style:name="T3" style:family="text">
      <style:text-properties officeooo:rsid="000c169e"/>
    </style:style>
    <style:style style:name="T4" style:family="text">
      <style:text-properties officeooo:rsid="000dc4e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c4e1" style:font-weight-asian="bold" style:font-weight-complex="bold"/>
    </style:style>
    <style:style style:name="T7" style:family="text">
      <style:text-properties officeooo:rsid="000e5a68"/>
    </style:style>
    <style:style style:name="T8" style:family="text">
      <style:text-properties officeooo:rsid="000fd3f0"/>
    </style:style>
    <style:style style:name="T9" style:family="text">
      <style:text-properties officeooo:rsid="0013f68e"/>
    </style:style>
    <style:style style:name="T10" style:family="text">
      <style:text-properties officeooo:rsid="0015f61b"/>
    </style:style>
    <style:style style:name="T11" style:family="text">
      <style:text-properties officeooo:rsid="0017be7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9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– Servidor de Domínio (DC)</text:p>
      <text:p text:style-name="P5">Autor: <text:span text:style-name="T12">Joaquim Neto e Adrielison Ferreira</text:span></text:p>
      <text:p text:style-name="P5">Contato: <text:span text:style-name="T12">technetotutoriais@gmail.com</text:span></text:p>
      <text:p text:style-name="P4"/>
      <text:p text:style-name="P6">Configuração Samba 4 – Debian 9</text:p>
      <text:p text:style-name="P6"/>
      <text:p text:style-name="P7">1º Passo</text:p>
      <text:p text:style-name="P6">Configurar hostname</text:p>
      <text:p text:style-name="P6"># nano /etc/hosts</text:p>
      <text:p text:style-name="P40">127.0.0.1 <text:s text:c="6"/>localhost</text:p>
      <text:p text:style-name="P33"><text:span text:style-name="T9">192.168.86.100</text:span> <text:s/><text:span text:style-name="T1">samba</text:span></text:p>
      <text:p text:style-name="P33"/>
      <text:p text:style-name="P33"># The following lines are desirable for IPv6 capable hosts</text:p>
      <text:p text:style-name="P41">::1 <text:s text:c="4"/>localhost ip6-localhost ip6-loopback</text:p>
      <text:p text:style-name="P33">ff02::1 ip6-allnodes</text:p>
      <text:p text:style-name="P38">ff02::2 ip6-allrouters</text:p>
      <text:p text:style-name="P33"/>
      <text:p text:style-name="P12"/>
      <text:p text:style-name="P6"># nano /etc/hostname</text:p>
      <text:p text:style-name="P27">samba</text:p>
      <text:p text:style-name="P26"/>
      <text:p text:style-name="P6"># nano /proc/sys/kernel/hostname</text:p>
      <text:p text:style-name="P27">samba</text:p>
      <text:p text:style-name="P6"/>
      <text:p text:style-name="P7">2º Passo</text:p>
      <text:p text:style-name="P6">Configurar interfaces de rede:</text:p>
      <text:p text:style-name="P6"># nano /etc/network/interface</text:p>
      <text:p text:style-name="P1"/>
      <text:p text:style-name="P42">source /etc/network/interfaces.d/*</text:p>
      <text:p text:style-name="P37"/>
      <text:p text:style-name="P34"># The loopback network interface</text:p>
      <text:p text:style-name="P43">auto lo</text:p>
      <text:p text:style-name="P39">iface lo inet <text:span text:style-name="T4">loopback</text:span></text:p>
      <text:p text:style-name="P43"/>
      <text:p text:style-name="P36">allow-hotplug enp0s3</text:p>
      <text:p text:style-name="P35">auto <text:span text:style-name="T3">enp0s3</text:span></text:p>
      <text:p text:style-name="P39">iface <text:span text:style-name="T3">enp0s3</text:span> inet <text:span text:style-name="T3">static</text:span></text:p>
      <text:p text:style-name="P45">address 192.168.0.100</text:p>
      <text:p text:style-name="P45">netmask 255.255.255.0</text:p>
      <text:p text:style-name="P45">dns-nameservers 8.8.8.8 8.8.4.4</text:p>
      <text:p text:style-name="P45">dns-search nome_da_zona</text:p>
      <text:p text:style-name="P45">gateway 192.168.0.1</text:p>
      <text:p text:style-name="P45"/>
      <text:p text:style-name="P45"/>
      <text:p text:style-name="P6"><text:span text:style-name="T6">3</text:span><text:span text:style-name="T5">º Passo</text:span></text:p>
      <text:p text:style-name="P6">Instalar as dependências necessárias. Segue pacotes necessários para instalação:</text:p>
      <text:p text:style-name="P6"/>
      <text:p text:style-name="P46">apt-get install acl attr autoconf bind9utils bison build-essential \</text:p>
      <text:p text:style-name="P47"><text:s text:c="2"/><text:span text:style-name="T13">debhelper dnsutils docbook-xml docbook-xsl flex gdb libjansson-dev krb5-user \</text:span></text:p>
      <text:p text:style-name="P47"><text:s text:c="2"/><text:span text:style-name="T13">libacl1-dev libaio-dev libarchive-dev libattr1-dev libblkid-dev libbsd-dev \</text:span></text:p>
      <text:p text:style-name="P47"><text:s text:c="2"/><text:span text:style-name="T13">libcap-dev libcups2-dev libgnutls28-dev libgpgme-dev libjson-perl \</text:span></text:p>
      <text:p text:style-name="P47"><text:s text:c="2"/><text:span text:style-name="T13">libldap2-dev libncurses5-dev libpam0g-dev libparse-yapp-perl \</text:span></text:p>
      <text:p text:style-name="P47"><text:s text:c="2"/><text:span text:style-name="T13">libpopt-dev libreadline-dev nettle-dev perl perl-modules pkg-config \</text:span></text:p>
      <text:p text:style-name="P47"><text:s text:c="2"/><text:span text:style-name="T13">python-all-dev python-crypto python-dbg python-dev python-dnspython \</text:span></text:p>
      <text:p text:style-name="P47"><text:s text:c="2"/><text:span text:style-name="T13">python3-dnspython python-gpgme python3-gpgme python-markdown python3-markdown \</text:span></text:p>
      <text:p text:style-name="P48"><text:s text:c="2"/><text:span text:style-name="T13">python3-dev xsltproc zlib1g-dev liblmdb-dev lmdb-utils</text:span></text:p>
      <text:p text:style-name="P2"><text:soft-page-break/>link: https://wiki.samba.org/index.php/Package_Dependencies_Required_to_Build_Samba</text:p>
      <text:p text:style-name="P6"/>
      <text:p text:style-name="P7"><text:span text:style-name="T7">4</text:span>º) Passo</text:p>
      <text:p text:style-name="P13">Baixar e instalar o Samba</text:p>
      <text:p text:style-name="P13"/>
      <text:p text:style-name="P13"># wget https://download.samba.org/pub/samba/stable/samba-4.9.4.tar.gz</text:p>
      <text:p text:style-name="P13"># tar zxvf samba-4.9.4.tar.gz</text:p>
      <text:p text:style-name="P13"># cd samba-4.9.4.tar.gz</text:p>
      <text:p text:style-name="P13"># ./configure –<text:span text:style-name="T8">prefix=/opt/samba</text:span></text:p>
      <text:p text:style-name="P14"># make</text:p>
      <text:p text:style-name="P14"># make install</text:p>
      <text:p text:style-name="P15"># export PATH=$PATH:’/opt/samba/bin:/opt/samba/sbin’</text:p>
      <text:p text:style-name="P15">#echo ‘export PATH=$PATH:”/opt/samba/bin:/opt/samba/sbin’ &gt;&gt; ~/.bashrc</text:p>
      <text:p text:style-name="P15">#echo ‘export PATH=$PATH:”/opt/samba/bin:/opt/samba/bin’ &gt;&gt; ~/.bashrc</text:p>
      <text:p text:style-name="P15">#</text:p>
      <text:p text:style-name="P14"/>
      <text:p text:style-name="P8">5º) Passo</text:p>
      <text:p text:style-name="P16">alterar arquivo <text:span text:style-name="T5">resolve.conf</text:span></text:p>
      <text:p text:style-name="P17"># nano /etc/resolv.conf</text:p>
      <text:p text:style-name="P17"><text:tab/>domain ifce.intranet</text:p>
      <text:p text:style-name="P17"><text:tab/>nameserver <text:span text:style-name="T10">127.0.0.1</text:span></text:p>
      <text:p text:style-name="P17"/>
      <text:p text:style-name="P8">6º) Passo</text:p>
      <text:p text:style-name="P18">Fazer o provisionamento do samba</text:p>
      <text:p text:style-name="P19">#samba-tool domain provision –realm=ifce.intranet –use-rfc2307 –domain=ifce –dns-backend=SAMBA_INTERNAL –adminpass=Ifce1234@ --server-role=dc</text:p>
      <text:p text:style-name="P19"/>
      <text:p text:style-name="P20"># mv -v /etc/krb5.conf /etc/krb5.conf.bkp</text:p>
      <text:p text:style-name="P20"># ln -sf /opt/samba/private/krb5.conf /etc/krb5.conf</text:p>
      <text:p text:style-name="P20"/>
      <text:p text:style-name="P9"><text:span text:style-name="T11">7</text:span>º) Passo</text:p>
      <text:p text:style-name="P20">Iniciar o samba</text:p>
      <text:p text:style-name="P22"># nano /opt/samba/etc/smb.conf</text:p>
      <text:p text:style-name="P22"><text:tab/><text:span text:style-name="T5">substitua</text:span> dns forwarder = 127.0.0.1</text:p>
      <text:p text:style-name="P22"><text:tab/><text:span text:style-name="T5">por dns</text:span> forwarder = 8.8.8.8 8.8.4.4</text:p>
      <text:p text:style-name="P22"/>
      <text:p text:style-name="P23"># nano /etc/systemd/system/samba-ad-dc.service (vai abrir um arquivo vazio, você copia e cola os comandos a seguir )</text:p>
      <text:p text:style-name="P30">[Unit]</text:p>
      <text:p text:style-name="P29">Description=Samba Active Directory Domain Controller</text:p>
      <text:p text:style-name="P29">After=network.target remote-fs.target nss-lookup.target</text:p>
      <text:p text:style-name="P29">[Service]</text:p>
      <text:p text:style-name="P29">Type=forking</text:p>
      <text:p text:style-name="P29">ExecStart=/opt/samba/sbin/samba -D</text:p>
      <text:p text:style-name="P29">PIDFile=/opt/samba/var/run/samba.pid</text:p>
      <text:p text:style-name="P29">[Install]</text:p>
      <text:p text:style-name="P29">WantedBy=multi-user.target</text:p>
      <text:p text:style-name="P31"/>
      <text:p text:style-name="P32"># systemctl daemon-reload</text:p>
      <text:p text:style-name="P32"># systemctl enable samba-ad-dc</text:p>
      <text:p text:style-name="P32"># reboot</text:p>
      <text:p text:style-name="P21"/>
      <text:p text:style-name="P10"><text:soft-page-break/>8º) Passo</text:p>
      <text:p text:style-name="P24">Configurar o servidor dhcp para colocar ip do samba como dns padrão</text:p>
      <text:p text:style-name="P24"/>
      <text:p text:style-name="P24">Ao logar na máquina cliente Windows, tecle iniciar + pause/break</text:p>
      <text:p text:style-name="P24">Clique em ‘Alterar configurações’</text:p>
      <text:p text:style-name="P24">Clique em ‘Alterar’</text:p>
      <text:p text:style-name="P24">Na opção Domínio digite ifce.intranet e clique em OK</text:p>
      <text:p text:style-name="P24"><text:tab/>Usuário: Administrator</text:p>
      <text:p text:style-name="P24"><text:tab/>Senha: Ifce1234@</text:p>
      <text:p text:style-name="P24"/>
      <text:p text:style-name="P24"/>
      <text:p text:style-name="P11"/>
      <text:p text:style-name="P11"/>
      <text:p text:style-name="P11"/>
      <text:p text:style-name="P11">Curta a nossa página</text:p>
      <text:p text:style-name="P25">www.facebook.com/technetotutori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rebuchet MS" svg:font-family="'Trebuchet M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0:58:15.048795663</meta:creation-date>
    <dc:date>2019-02-04T19:46:05.014638748</dc:date>
    <meta:editing-duration>PT1H6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3" meta:paragraph-count="94" meta:word-count="357" meta:character-count="3238" meta:non-whitespace-character-count="2941"/>
  </office:meta>
</office:document-meta>
</file>